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perator-lifecycle-manager</text:span> </text:p>
      <text:p text:style-name="P1"/>
      <text:p text:style-name="P1"><text:span text:style-name="T1">operator-lifecycle-manager is a management framework for extending Kubernetes with Operators.</text:span><text:line-break/><text:line-break/><text:span text:style-name="T1">OLM extends Kubernetes to provide a declarative way to install, manage, and upgrade Operators and their dependencies in a cluster.</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0T17:36:24.681000000</meta:creation-date>
    <dc:date>2022-09-20T17:37:28.670000000</dc:date>
    <meta:editing-duration>PT1M4S</meta:editing-duration>
    <meta:editing-cycles>1</meta:editing-cycles>
    <meta:document-statistic meta:table-count="0" meta:image-count="0" meta:object-count="0" meta:page-count="1" meta:paragraph-count="2" meta:word-count="31" meta:character-count="253" meta:non-whitespace-character-count="221"/>
    <meta:generator>LibreOffice/7.3.2.2$Windows_X86_64 LibreOffice_project/49f2b1bff42cfccbd8f788c8dc32c1c309559be0</meta:generator>
  </office:meta>
</office:document-meta>
</file>